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boxTagTests.withSingleValueBoolean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eckboxTagTests.collectionOfPets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eckboxTagTests.withSingleValueBooleanObjectCheckedAndDynam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heckboxTagTests.hiddenElementOmittedOn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eckboxTagTests.withMultiValueUn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eckboxTagTests.withObject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eckboxTagTests.collectionOfPetsWith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eckboxTagTests.collectionOfPetsNot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eckbox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eckbox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boxTagTests.with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boxTagTests.withSingleValueBooleanUn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eckboxTagTests.with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eckboxTagTests.withSingleValueBooleanObjectUn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eckboxTagTests.withMultiValueIntegerWith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heckboxTagTests.withSingleValueAnd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eckboxTagTests.withMultiValueWith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heckboxTagTests.withIndexedBooleanObjectNot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eckboxTagTests.withSingleValueBooleanObject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eckboxTagTests.collectionOfColours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eckboxTagTests.withSingleValu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eckboxTagTests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heckboxTagTests.withMultiValue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eckboxTagTests.dynamicTyp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StringTrimmerEditor.MyStringTrimmer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boxTagTests.withSingleValue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eckboxTagTests.collectionOfPetsAsStringNot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yStringTrimmer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boxTagTests.collectionOfColoursNot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yInteger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boxTagTests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eckboxTagTests.collectionOfP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eckboxTagTests.withObjectUn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